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OS TakeControl Framework: CommandInterpreterAdvancedUI</text:h>
      <text:p text:style-name="Text_20_body">The source files Modules-&gt;Networking-&gt;CommandInterpreters-&gt; CommandInterpreterAdvancedUI.h/.m process JSON string messages passed between the iOS device and the TrickPlay RTE. This document describes the methods that implement the JSON message protocol.</text:p>
      <text:h text:style-name="Heading_20_3" text:outline-level="3">Method Descriptions:</text:h>
      <text:h text:style-name="Heading_20_4" text:outline-level="4">InterpretCommand: (NSString *)command</text:h>
      <text:p text:style-name="Text_20_body">Parses JSON string into NSDictionary entry with a key of “method.”</text:p>
      <text:p text:style-name="Text_20_body">Switch on key's value: (all method calls here are directed to the delegate)</text:p>
      <text:p text:style-name="Text_20_body"><text:tab/>“create” - calls the createObject:NSDictionaryEntry method of the delegate</text:p>
      <text:p text:style-name="Text_20_body"><text:tab/>“set” - calls the setValuesForObject:NSDictionaryEntry method</text:p>
      <text:p text:style-name="Text_20_body"><text:tab/>“get” - calls getValuesForObject:NSDictionaryEntry</text:p>
      <text:p text:style-name="Text_20_body"><text:tab/>“call” - calls callMethodOnObject:NSDictionaryEntry</text:p>
      <text:p text:style-name="Text_20_body"><text:tab/>“delete” - calls deleteValuesForObject:NSDictionaryEntry</text:p>
      <text:p text:style-name="Text_20_body"><text:tab/>“destroy” - calls destroyObject:NSDictionaryEntry</text:p>
      <text:p text:style-name="Text_20_body">These methods are implemented in the Modules-&gt;UserInterface-&gt;AdvancedUIObjectManager.h/.m source files that implement the AdvancedUIDelegate protocol.</text:p>
      <text:h text:style-name="Heading_20_4" text:outline-level="4">createObject:</text:h>
      <text:p text:style-name="Text_20_body">Keys:</text:p>
      <text:p text:style-name="Text_20_body"><text:tab/>“type” - can be “Rectangle”, “Image”, “Text” or “Group”. Depending on the type, the associated method (createRectangle:, createImage:, etc.) is invoked and passed the “properties” key value.</text:p>
      <text:p text:style-name="Text_20_body"><text:tab/>“properties” - NSDictionary entry/entries of object properties</text:p>
      <text:p text:style-name="Text_20_body">Generates a unique numeric ID value of the created object and returns it to the TrickPlay Run-time Engine (RTE).</text:p>
      <text:h text:style-name="Heading_20_4" text:outline-level="4">destroyObject:</text:h>
      <text:p text:style-name="Text_20_body">Keys:</text:p>
      <text:p text:style-name="Text_20_body"><text:tab/>“id” - unique object ID (NSString)</text:p>
      <text:p text:style-name="Text_20_body"><text:tab/>“type” - must be NSString, but otherwise, is not used.</text:p>
      <text:p text:style-name="Text_20_body">Searches through all rectangles, groups, textFields, webTexts and images for the object with ID. If objects retainCount instance variable &lt;=1, sets BOOL flag destroyAbsolutely to TRUE. Removes object from list of objects (regardless of retainCount). Calls appViewController.advancedUIObjectDeleted() (to redraw screen???). Reply sent to TrickPlay RTE containing ID and object's destroyAbsolutely BOOL flag.</text:p>
      <text:h text:style-name="Heading_20_4" text:outline-level="4"><text:soft-page-break/>setValuesForObject:</text:h>
      <text:p text:style-name="Text_20_body">Keys:</text:p>
      <text:p text:style-name="Text_20_body"><text:tab/>“id” - unique ID of object</text:p>
      <text:p text:style-name="Text_20_body"><text:tab/>“properties” - NSDictionary entries</text:p>
      <text:p text:style-name="Text_20_body">Searches all lists of objects for matching ID. Calls that object's setValuesFromArgs: method, passing the “properties” values. Note: Each object type (rectangle, image, etc.) implements a setValuesFromArgs: method. This method is also called when the object is created, as in createRectangle:, createImage:, etc.. Replies to the TrickPlay RTE with the string “[true]”.</text:p>
      <text:h text:style-name="Heading_20_4" text:outline-level="4">getValuesForObject:</text:h>
      <text:p text:style-name="Text_20_body">Keys:</text:p>
      <text:p text:style-name="Text_20_body"><text:tab/>“id” - unique object ID</text:p>
      <text:p text:style-name="Text_20_body"><text:tab/>“properties” - NSDictionary entries of property values to retrieve</text:p>
      <text:p text:style-name="Text_20_body">Searches all lists of objects for matching ID. Retrieve the desired values and send them to the TrickPlay RTE in a JSON dictionary.</text:p>
      <text:h text:style-name="Heading_20_4" text:outline-level="4">deleteValuesForObject:</text:h>
      <text:p text:style-name="Text_20_body">Keys:</text:p>
      <text:p text:style-name="Text_20_body"><text:tab/>“id” - unique object ID</text:p>
      <text:p text:style-name="Text_20_body"><text:tab/>“properties” - NSDictionary entries of properties</text:p>
      <text:p text:style-name="Text_20_body">Searches all lists of objects for matching ID. The intention seems to be to disable or deactivate the specified properties, but the implementation seems incomplete/unfinished; there is a “ToDo: finish this” comment in the function. I think this function cannot be relied on to perform any operation. Replies to the TrickPlay RTE with a “[false]” string.</text:p>
      <text:h text:style-name="Heading_20_4" text:outline-level="4">callMethodOnObject:</text:h>
      <text:p text:style-name="Text_20_body">Keys:</text:p>
      <text:p text:style-name="Text_20_body"><text:tab/>“id” - unique object ID</text:p>
      <text:p text:style-name="Text_20_body"><text:tab/>“args” - NSArray of arguments to pass to the specified method/selector</text:p>
      <text:p text:style-name="Text_20_body"><text:tab/>“call” - NSString of method/selector to invoke</text:p>
      <text:p text:style-name="Text_20_body">Searches all lists of objects to locate matching ID. If found, calls specified method, passing specified arguments. Checks if there are still objects in the current view. If not, redraws the AppView (which presumably closes the empty view?). Returns the method's return values in a JSON dictionar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2402in" style:auto-text-indent="false"/>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n Calwas</meta:initial-creator>
    <meta:creation-date>2012-09-19T12:38:30</meta:creation-date>
    <dc:date>2012-09-19T16:25:16</dc:date>
    <dc:creator>Steven Calwas</dc:creator>
    <meta:editing-duration>PT3H27M6S</meta:editing-duration>
    <meta:editing-cycles>13</meta:editing-cycles>
    <meta:generator>LibreOffice/3.3$Unix LibreOffice_project/330m19$Build-401</meta:generator>
    <meta:document-statistic meta:table-count="0" meta:image-count="0" meta:object-count="0" meta:page-count="2" meta:paragraph-count="44" meta:word-count="476" meta:character-count="3521"/>
  </office:meta>
</office:document-meta>
</file>